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onvert-the-temperature/" text:style-name="Internet_20_link" text:visited-style-name="Visited_20_Internet_20_Link"><text:span text:style-name="T1">2469. Convert the Temperature</text:span></text:a></text:p>
      <text:section text:style-name="Sect1" text:name="headlessui-popover-button-:r1s:">
        <text:p text:style-name="Standard"/>
      </text:section>
      <text:section text:style-name="Sect1" text:name="headlessui-popover-button-:rj:">
        <text:p text:style-name="Standard"/>
      </text:section>
      <text:p text:style-name="P3">Easy</text:p>
      <text:p text:style-name="P3">446</text:p>
      <text:p text:style-name="P3">277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4">Companies</text:p>
      <text:p text:style-name="P5"><text:span text:style-name="T1">You are given a non-negative floating point number rounded to two decimal places </text:span><text:span text:style-name="Source_20_Text"><text:span text:style-name="T2">celsius</text:span></text:span><text:span text:style-name="T1">, that denotes the </text:span><text:span text:style-name="Strong_20_Emphasis"><text:span text:style-name="T1">temperature in Celsius</text:span></text:span><text:span text:style-name="T1">.</text:span></text:p>
      <text:p text:style-name="P5"><text:span text:style-name="T1">You should convert Celsius into </text:span><text:span text:style-name="Strong_20_Emphasis"><text:span text:style-name="T1">Kelvin</text:span></text:span><text:span text:style-name="T1"> and </text:span><text:span text:style-name="Strong_20_Emphasis"><text:span text:style-name="T1">Fahrenheit</text:span></text:span><text:span text:style-name="T1"> and return it as an array </text:span><text:span text:style-name="Source_20_Text"><text:span text:style-name="T2">ans = [kelvin, fahrenheit]</text:span></text:span><text:span text:style-name="T1">.</text:span></text:p>
      <text:p text:style-name="P5"><text:span text:style-name="T1">Return </text:span><text:span text:style-name="Emphasis"><text:span text:style-name="T1">the array </text:span></text:span><text:span text:style-name="Emphasis"><text:span text:style-name="Source_20_Text"><text:span text:style-name="T2">ans</text:span></text:span></text:span><text:span text:style-name="Emphasis"><text:span text:style-name="T1">. </text:span></text:span><text:span text:style-name="T1">Answers within </text:span><text:span text:style-name="Source_20_Text"><text:span text:style-name="T2">10</text:span></text:span><text:span text:style-name="Source_20_Text"><text:span text:style-name="T1">-5</text:span></text:span><text:span text:style-name="T1"> of the actual answer will be accepted.</text:span></text:p>
      <text:p text:style-name="P5"><text:span text:style-name="Strong_20_Emphasis"><text:span text:style-name="T1">Note that:</text:span></text:span></text:p>
      <text:list xml:id="list3926368533" text:style-name="L1">
        <text:list-item>
          <text:p text:style-name="P6"><text:span text:style-name="Source_20_Text"><text:span text:style-name="T2">Kelvin = Celsius + 273.15</text:span></text:span></text:p>
        </text:list-item>
        <text:list-item>
          <text:p text:style-name="P7"><text:span text:style-name="Source_20_Text"><text:span text:style-name="T2">Fahrenheit = Celsius * 1.80 + 32.00</text:span></text:span></text:p>
        </text:list-item>
      </text:list>
      <text:p text:style-name="P8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celsius = 36.50</text:span></text:p>
      <text:p text:style-name="P2"><text:span text:style-name="Strong_20_Emphasis"><text:span text:style-name="T1">Output:</text:span></text:span><text:span text:style-name="T1"> [309.65000,97.70000]</text:span></text:p>
      <text:p text:style-name="P1"><text:span text:style-name="Strong_20_Emphasis"><text:span text:style-name="T1">Explanation:</text:span></text:span><text:span text:style-name="T1"> Temperature at 36.50 Celsius converted in Kelvin is 309.65 and converted in Fahrenheit is 97.70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celsius = 122.11</text:span></text:p>
      <text:p text:style-name="P2"><text:span text:style-name="Strong_20_Emphasis"><text:span text:style-name="T1">Output:</text:span></text:span><text:span text:style-name="T1"> [395.26000,251.79800]</text:span></text:p>
      <text:p text:style-name="P1"><text:span text:style-name="Strong_20_Emphasis"><text:span text:style-name="T1">Explanation:</text:span></text:span><text:span text:style-name="T1"> Temperature at 122.11 Celsius converted in Kelvin is 395.26 and converted in Fahrenheit is 251.798.</text:span></text:p>
      <text:p text:style-name="P8"> </text:p>
      <text:p text:style-name="P5"><text:span text:style-name="Strong_20_Emphasis"><text:span text:style-name="T1">Constraints:</text:span></text:span></text:p>
      <text:list xml:id="list1735810303" text:style-name="L2">
        <text:list-item>
          <text:p text:style-name="P9"><text:span text:style-name="Source_20_Text"><text:span text:style-name="T2">0 &lt;= celsius &lt;= 10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0T22:20:06.412000000</dc:date>
    <meta:editing-duration>PT29S</meta:editing-duration>
    <meta:editing-cycles>1</meta:editing-cycles>
    <meta:document-statistic meta:table-count="0" meta:image-count="0" meta:object-count="0" meta:page-count="1" meta:paragraph-count="23" meta:word-count="131" meta:character-count="815" meta:non-whitespace-character-count="706"/>
    <meta:generator>LibreOffice/7.2.2.2$Windows_X86_64 LibreOffice_project/02b2acce88a210515b4a5bb2e46cbfb63fe97d56</meta:generator>
  </office:meta>
</office:document-meta>
</file>